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dash" draw:stroke-dash="Fine_20_Dashed" draw:textarea-vertical-align="middle"/>
    </style:style>
    <style:style style:name="gr4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26cm" svg:height="1.407cm" svg:x="8.493cm" svg:y="1.508cm">
          <text:p text:style-name="P1">MusicPlay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739cm" svg:height="1.313cm" svg:x="2.494cm" svg:y="12.673cm">
          <text:p text:style-name="P1">KeyboardControll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47cm" svg:height="1.313cm" svg:x="12.43cm" svg:y="8.239cm">
          <text:p text:style-name="P1">Ltc1267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19cm" svg:y1="2.211cm" svg:x2="14.353cm" svg:y2="8.239cm" draw:start-shape="id1" draw:start-glue-point="1" draw:end-shape="id2" draw:end-glue-point="0" svg:d="m13819 2211h534v6028">
          <text:p/>
        </draw:connector>
        <draw:connector draw:style-name="gr2" draw:text-style-name="P1" draw:layer="layout" draw:line-skew="2.345cm" svg:x1="11.156cm" svg:y1="2.915cm" svg:x2="5.863cm" svg:y2="12.673cm" draw:start-shape="id1" draw:start-glue-point="2" draw:end-shape="id3" draw:end-glue-point="0" svg:d="m11156 2915v7223h-5293v2535">
          <text:p/>
        </draw:connector>
        <draw:custom-shape draw:style-name="gr1" draw:text-style-name="P1" xml:id="id5" draw:id="id5" draw:layer="layout" svg:width="6.184cm" svg:height="1.313cm" svg:x="0.746cm" svg:y="3.624cm">
          <text:p text:style-name="P1">SegmentDisplay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88cm" svg:height="1.314cm" svg:x="21.828cm" svg:y="8.195cm">
          <text:p text:style-name="P1">MMCControlle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19cm" svg:y1="2.211cm" svg:x2="24.622cm" svg:y2="8.195cm" draw:start-shape="id1" draw:start-glue-point="1" draw:end-shape="id4" draw:end-glue-point="0" svg:d="m13819 2211h10803v5984">
          <text:p/>
        </draw:connector>
        <draw:connector draw:style-name="gr2" draw:text-style-name="P1" draw:layer="layout" svg:x1="8.493cm" svg:y1="2.211cm" svg:x2="3.838cm" svg:y2="3.624cm" draw:start-shape="id1" draw:start-glue-point="3" draw:end-shape="id5" draw:end-glue-point="0" svg:d="m8493 2211h-4655v1413">
          <text:p/>
        </draw:connector>
        <draw:custom-shape draw:style-name="gr1" draw:text-style-name="P1" xml:id="id6" draw:id="id6" draw:layer="layout" svg:width="5.715cm" svg:height="1.313cm" svg:x="1.889cm" svg:y="8.323cm">
          <text:p text:style-name="P1">ClockDiviso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97cm" svg:x1="11.156cm" svg:y1="2.915cm" svg:x2="4.746cm" svg:y2="8.323cm" draw:start-shape="id1" draw:start-glue-point="2" draw:end-shape="id6" draw:end-glue-point="0" svg:d="m11156 2915v3673h-6410v1735">
          <text:p/>
        </draw:connector>
        <draw:connector draw:style-name="gr3" draw:text-style-name="P1" draw:layer="layout" svg:x1="2.494cm" svg:y1="13.329cm" svg:x2="1.889cm" svg:y2="8.979cm" draw:start-shape="id3" draw:start-glue-point="3" draw:end-shape="id6" draw:end-glue-point="3" svg:d="m2494 13329h-1107v-4350h502">
          <text:p/>
        </draw:connector>
        <draw:connector draw:style-name="gr3" draw:text-style-name="P1" draw:layer="layout" svg:x1="3.838cm" svg:y1="4.937cm" svg:x2="1.889cm" svg:y2="8.979cm" draw:start-shape="id5" draw:start-glue-point="2" draw:end-shape="id6" draw:end-glue-point="3" svg:d="m3838 4937v1692h-2451v2350h502">
          <text:p/>
        </draw:connector>
        <draw:connector draw:style-name="gr3" draw:text-style-name="P1" draw:layer="layout" svg:x1="12.43cm" svg:y1="8.895cm" svg:x2="7.604cm" svg:y2="8.979cm" draw:start-shape="id2" draw:start-glue-point="3" draw:end-shape="id6" draw:end-glue-point="1" svg:d="m12430 8895h-2414v84h-2412">
          <text:p/>
        </draw:connector>
        <draw:custom-shape draw:style-name="gr1" draw:text-style-name="P1" xml:id="id7" draw:id="id7" draw:layer="layout" svg:width="6.739cm" svg:height="1.313cm" svg:x="2.516cm" svg:y="16.113cm">
          <text:p text:style-name="P1">KeyboardInput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63cm" svg:y1="13.986cm" svg:x2="5.885cm" svg:y2="16.113cm" draw:start-shape="id3" draw:start-glue-point="2" draw:end-shape="id7" draw:end-glue-point="0" svg:d="m5863 13986v1063h22v1064">
          <text:p/>
        </draw:connector>
        <draw:custom-shape draw:style-name="gr1" draw:text-style-name="P1" xml:id="id9" draw:id="id9" draw:layer="layout" svg:width="5.588cm" svg:height="1.314cm" svg:x="21.32cm" svg:y="14.843cm">
          <text:p text:style-name="P1">MMCRead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588cm" svg:height="1.314cm" svg:x="14.462cm" svg:y="14.799cm">
          <text:p text:style-name="P1">MMCInitialize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994cm" svg:x1="17.256cm" svg:y1="14.799cm" svg:x2="24.622cm" svg:y2="9.509cm" draw:start-shape="id8" draw:start-glue-point="0" draw:end-shape="id4" draw:end-glue-point="2" svg:d="m17256 14799v-3639h7366v-1651">
          <text:p/>
        </draw:connector>
        <draw:connector draw:style-name="gr2" draw:text-style-name="P1" draw:layer="layout" draw:line-skew="2.667cm" svg:x1="24.114cm" svg:y1="14.843cm" svg:x2="24.622cm" svg:y2="9.509cm" draw:start-shape="id9" draw:start-glue-point="0" draw:end-shape="id4" draw:end-glue-point="2" svg:d="m24114 14843v0h508v-5334">
          <text:p/>
        </draw:connector>
        <draw:custom-shape draw:style-name="gr4" draw:text-style-name="P1" xml:id="id10" draw:id="id10" draw:layer="layout" svg:width="6.223cm" svg:height="1.937cm" svg:x="2.778cm" svg:y="18.526cm">
          <text:p text:style-name="P1">PS/2 Keyboar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572cm" svg:x1="5.885cm" svg:y1="17.426cm" svg:x2="5.889cm" svg:y2="18.526cm" draw:start-shape="id7" draw:start-glue-point="2" draw:end-shape="id10" draw:end-glue-point="0" svg:d="m5885 17426v1121h4v-21">
          <text:p/>
        </draw:connector>
        <draw:custom-shape draw:style-name="gr4" draw:text-style-name="P1" xml:id="id11" draw:id="id11" draw:layer="layout" svg:width="6.987cm" svg:height="1.937cm" svg:x="17.383cm" svg:y="18.653cm">
          <text:p text:style-name="P1">MMC C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4.622cm" svg:y1="9.509cm" svg:x2="20.876cm" svg:y2="18.653cm" draw:start-shape="id4" draw:start-glue-point="2" draw:end-shape="id11" draw:end-glue-point="0" svg:d="m24622 9509v4572h-3746v4572">
          <text:p/>
        </draw:connector>
        <draw:custom-shape draw:style-name="gr4" draw:text-style-name="P1" xml:id="id12" draw:id="id12" draw:layer="layout" svg:width="6.604cm" svg:height="1.937cm" svg:x="10.017cm" svg:y="18.653cm">
          <text:p text:style-name="P1">DAC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353cm" svg:y1="9.552cm" svg:x2="13.319cm" svg:y2="18.653cm" draw:start-shape="id2" draw:start-glue-point="2" draw:end-shape="id12" draw:end-glue-point="0" svg:d="m14353 9552v4550h-1034v4551">
          <text:p/>
        </draw:connector>
        <draw:custom-shape draw:style-name="gr7" draw:text-style-name="P1" draw:layer="layout" svg:width="3.847cm" svg:height="1.314cm" svg:x="17.002cm" svg:y="1.591cm">
          <text:p text:style-name="P1">Fif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7T17:50:47</meta:creation-date>
    <dc:date>2012-07-24T10:15:37</dc:date>
    <meta:editing-duration>PT15M32S</meta:editing-duration>
    <meta:editing-cycles>4</meta:editing-cycles>
    <meta:generator>LibreOffice/3.5$MacOSX_x86 LibreOffice_project/165a79a-7059095-e13bb37-fef39a4-9503d18</meta:generator>
    <meta:document-statistic meta:object-count="27"/>
  </office:meta>
</office:document-meta>
</file>